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TimesNewRomanPS" svg:font-family="TimesNewRomanP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17.5pt" style:font-size-complex="20pt"/>
    </style:style>
    <style:style style:name="P2"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style:style>
    <style:style style:name="P4" style:family="paragraph" style:parent-style-name="Standard">
      <style:paragraph-properties fo:text-align="center" style:justify-single-word="false"/>
      <style:text-properties fo:font-size="14pt" fo:language="en" fo:country="US" style:font-size-asian="14pt" style:font-size-complex="14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TimesNewRomanPS" fo:font-size="11pt" fo:font-style="normal" style:font-style-asian="normal" style:font-weight-asian="bold" style:font-style-complex="normal" style:font-weight-complex="bold"/>
    </style:style>
    <style:style style:name="T8" style:family="text">
      <style:text-properties style:font-name="TimesNewRomanPS" fo:font-size="11pt" fo:language="en" fo:country="US"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NewRomanPS" fo:font-size="11pt" fo:language="en" fo:country="US" fo:font-style="normal" style:font-size-asian="10.5pt" style:font-style-asian="normal" style:font-weight-asian="bold" style:font-size-complex="12pt" style:font-style-complex="normal" style:font-weight-complex="bold"/>
    </style:style>
    <style:style style:name="T10" style:family="text">
      <style:text-properties style:font-name="TimesNewRomanPS" fo:font-size="11pt" fo:language="en" fo:country="US" fo:font-style="italic" fo:font-weight="normal" style:font-size-asian="10.5pt" style:font-style-asian="italic" style:font-weight-asian="normal" style:font-size-complex="12pt" style:font-style-complex="italic" style:font-weight-complex="normal"/>
    </style:style>
    <style:style style:name="T11" style:family="text">
      <style:text-properties fo:language="en" fo:country="US"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TimesNewRomanPS" fo:font-size="11pt" fo:language="en" fo:country="US" fo:font-style="italic" fo:font-weight="normal" style:font-name-asian="LucidaGrande" style:font-size-asian="10.5pt" style:font-style-asian="italic" style:font-weight-asian="normal" style:font-name-complex="LucidaGrande" style:font-size-complex="12pt" style:font-style-complex="italic" style:font-weight-complex="normal"/>
    </style:style>
    <style:style style:name="T13" style:family="text">
      <style:text-properties style:use-window-font-color="true" style:font-name="TimesNewRomanPS" fo:font-size="11pt" fo:language="en" fo:country="US" fo:font-style="normal" fo:font-weight="normal" style:font-name-asian="LucidaGrande" style:font-size-asian="10.5pt" style:font-style-asian="normal" style:font-weight-asian="normal" style:font-name-complex="LucidaGrande" style:font-size-complex="12pt" style:font-style-complex="normal" style:font-weight-complex="normal"/>
    </style:style>
    <style:style style:name="T14" style:family="text">
      <style:text-properties style:use-window-font-color="true" style:font-name="TimesNewRomanPS" fo:font-size="11pt" fo:language="en" fo:country="US" fo:font-style="normal" style:font-name-asian="LucidaGrande" style:font-size-asian="10.5pt" style:font-style-asian="normal" style:font-weight-asian="bold" style:font-name-complex="LucidaGrande"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Dynamical Monte-Carlo simulation of polymers in confined space: Implementation of a new algorithm </text:span></text:p>
      <text:p text:style-name="P1"><text:span text:style-name="T6"/></text:p>
      <text:p text:style-name="P2">Description:<text:span text:style-name="T1"> <text:tab/>Polymers confined in space are present in many real-life applications: Compacted DNA, thin layers, physics of dielectrics among others. The conformation of such polymers leads to a competition between imposed external geometry and internal arrangement of the monomers composing the polymer. The complexity of these arrangement naturally lead to the use of computer simulations of these systems in the field of statistical physics of polymers.</text:span></text:p>
      <text:p text:style-name="P2"><text:span text:style-name="T1">Among the family of Monte-Carlo simulations, two types of algorithms exist:</text:span></text:p>
      <text:p text:style-name="P2"><text:span text:style-name="T1"><text:tab/> The statical approach consists of sequentially adding a monomer to the polymer chain in a random direction, rejecting the chains which violate compatibility with the general chain (no monomer overlap, chain inside the geometry domain) until a given number of polymers of N monomers are generated. </text:span></text:p>
      <text:p text:style-name="P2"><text:span text:style-name="T1"><text:tab/>The dynamical method starts with a chain of N monomers, and stochastically moves a randomly chosen monomer in a random direction, then again checking if the new conformation is compatible with the internal and external constraints until a given number of polymer conformations are generated. </text:span></text:p>
      <text:p text:style-name="P2"><text:span text:style-name="T1"><text:tab/>As the number of monomers is increased, and the confined space decreased, the dynamical method tends to reject more and more conformations mainly due to a conflict with the confined geometry. </text:span></text:p>
      <text:p text:style-name="P2"><text:span text:style-name="T1"><text:tab/>In this project, a new dynamical algorithm is implemented in which the number of these rejections should be decreased while generating conformations. The goal of this project is to implement this algorithm, validate it agains theoretical (end-to-end distance and gyration radius, auto-correlation function,...) and other numerical methods, and benchmark its performance. </text:span></text:p>
      <text:p text:style-name="P2"/>
      <text:p text:style-name="P2">Computational <text:s/>Aspects: <text:span text:style-name="T1"><text:s text:c="4"/>- Algorithms</text:span></text:p>
      <text:p text:style-name="P2"><text:span text:style-name="T1"><text:tab/><text:tab/><text:tab/> <text:tab/>- Parallel computing (MPI)</text:span></text:p>
      <text:p text:style-name="P2"><text:span text:style-name="T1"><text:tab/><text:tab/><text:tab/><text:tab/>- Scientific software design<text:tab/></text:span></text:p>
      <text:p text:style-name="P2"><text:span text:style-name="T1"><text:tab/><text:tab/> <text:s text:c="7"/></text:span></text:p>
      <text:p text:style-name="P2">Responsible Professor: <text:span text:style-name="T1">Pr. Paolo De Los Rios</text:span></text:p>
      <text:p text:style-name="P2"><text:span text:style-name="T1"/></text:p>
      <text:p text:style-name="P2">Laboratory: <text:span text:style-name="T1">Laboratory of Statistical Biophysics (LBS)</text:span></text:p>
      <text:p text:style-name="P2"><text:span text:style-name="T1"/></text:p>
      <text:p text:style-name="P2">Semester: <text:span text:style-name="T1">Autumn Semester 2012</text:span></text:p>
      <text:p text:style-name="P2"><text:span text:style-name="T1"/></text:p>
      <text:p text:style-name="P2">References : <text:span text:style-name="T1">- </text:span>Kamar S. et al.<text:span text:style-name="T1">, 1990, <text:s/></text:span><text:span text:style-name="T3">Off-Lattice Monte Carlo Simulations of Polymer Melts <text:tab/><text:tab/><text:tab/>Confined <text:s/>between two plates. Effects of chain length and plate separation, <text:tab/><text:tab/><text:tab/></text:span><text:span text:style-name="T5">Macromolecules, </text:span><text:span text:style-name="T4">23</text:span><text:span text:style-name="T5">, 2189-2197</text:span></text:p>
      <text:p text:style-name="P2"><text:span text:style-name="T5"><text:tab/> <text:s text:c="9"/>- </text:span><text:span text:style-name="T4">Carmesin I., Kremer K.</text:span><text:span text:style-name="T5">, 1988, </text:span><text:span text:style-name="T3">The bond fluctuation Method: A new effective <text:tab/><text:tab/><text:tab/>algorithm for the Dynamics of Polymers in all spatial dimensions, Macromolecules, <text:tab/><text:tab/></text:span><text:span text:style-name="T4">21</text:span><text:span text:style-name="T3">, 2819-2823</text:span><text:span text:style-name="T5"><text:tab/></text:span></text:p>
      <text:p text:style-name="P2"><text:span text:style-name="T5"><text:tab/> <text:s text:c="8"/>- </text:span><text:span text:style-name="T4">Marads N., Sokal D.</text:span><text:span text:style-name="T5">, 1988, </text:span><text:span text:style-name="T3">The Pivot Algorithm: A higly effective Monte-Carlo <text:tab/><text:tab/> <text:s text:c="2"/><text:tab/>method for the self-avoiding walg, </text:span><text:span text:style-name="T5">Journal of Statistical Physics, </text:span><text:span text:style-name="T4">Vol. 50 </text:span></text:p>
      <text:p text:style-name="P3"><text:span text:style-name="T11"><text:tab/> <text:s text:c="6"/>- </text:span><text:span text:style-name="T7">Yethiraj </text:span><text:span text:style-name="T9">A., Hall C.K</text:span><text:span text:style-name="T8">., 1990, </text:span><text:span text:style-name="T10">Monte-Carlo Simulation of Polymers Confined between flat <text:tab/><text:tab/>plates,</text:span><text:span text:style-name="T8"> Macromolecules, </text:span><text:span text:style-name="T9">23</text:span><text:span text:style-name="T8">, 1865-1872<text:tab/><text:line-break/><text:tab/> <text:s text:c="9"/>- </text:span><text:span text:style-name="T9">Hsu H., Grassberger P., </text:span><text:span text:style-name="T8">2011, <text:s/></text:span><text:span text:style-name="T12">A review of Monte-Carlo simulations of polymers with <text:tab/><text:tab/><text:tab/>PERM, </text:span><text:span text:style-name="T13">Journal of Statistical Physics, </text:span><text:span text:style-name="T14">144</text:span><text:span text:style-name="T13">, 597-637</text:span></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TimesNewRomanPS" svg:font-family="TimesNewRomanP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CSE Minor Project Description<text:tab/>13.09.2012<text:tab/>Malinverni Ducc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1:03:38</meta:creation-date>
    <dc:date>2012-09-13T12:06:39</dc:date>
    <meta:editing-duration>PT1H3M3S</meta:editing-duration>
    <meta:editing-cycles>84</meta:editing-cycles>
    <meta:generator>LibreOffice/3.4$Unix LibreOffice_project/340m1$Build-502</meta:generator>
    <meta:document-statistic meta:table-count="0" meta:image-count="0" meta:object-count="0" meta:page-count="1" meta:paragraph-count="19" meta:word-count="416" meta:character-count="2937" meta:non-whitespace-character-count="2435"/>
  </office:meta>
</office:document-meta>
</file>